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06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PageStyle_5f_ACTUALIZADA">
      <style:table-properties table:display="true" style:writing-mode="lr-tb"/>
    </style:style>
    <style:style style:name="ta2" style:family="table" style:master-page-name="PageStyle_5f_HASTA_20_20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cc99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83caff" style:cell-protect="none" style:print-content="true" fo:padding="0.071cm"/>
    </style:style>
    <style:style style:name="ce8" style:family="table-cell" style:parent-style-name="Default" style:data-style-name="N111">
      <style:table-cell-properties fo:background-color="#83caff" style:cell-protect="none" style:print-content="true" fo:padding="0.071cm"/>
    </style:style>
    <style:style style:name="ce9" style:family="table-cell" style:parent-style-name="Default" style:data-style-name="N4">
      <style:table-cell-properties fo:background-color="#83caff" style:cell-protect="none" style:print-content="true" fo:padding="0.071cm"/>
    </style:style>
    <style:style style:name="ce10" style:family="table-cell" style:parent-style-name="Default">
      <style:table-cell-properties fo:background-color="#83caff" style:cell-protect="none" style:print-content="true" fo:padding="0.071cm"/>
    </style:style>
    <style:style style:name="ce11" style:family="table-cell" style:parent-style-name="Default">
      <style:table-cell-properties style:glyph-orientation-vertical="0" fo:background-color="#83ca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cc99" fo:padding="0.071cm"/>
    </style:style>
    <style:style style:name="ce13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05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5" style:family="table-cell" style:parent-style-name="Default" style:data-style-name="N4">
      <style:table-cell-properties fo:background-color="#ffcc99" fo:padding="0.071cm"/>
    </style:style>
    <style:style style:name="ce16" style:family="table-cell" style:parent-style-name="Default" style:data-style-name="N4">
      <style:table-cell-properties fo:background-color="#ffd320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padding="0.071cm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">
      <style:table-cell-properties fo:padding="0.071cm"/>
    </style:style>
    <style:style style:name="ce21" style:family="table-cell" style:parent-style-name="Default" style:data-style-name="N50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ACTUALIZAD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UTILIDAD PARA EL CALCULO DEL IMPUESTO SOBRE EL INCREMENTO DEL VALOR DE LOS TERRENOS DE NATURALEZA URBANA</text:p>
          </table:table-cell>
          <table:covered-table-cell table:number-columns-repeated="3" table:style-name="ce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TIPO IMPOSITIVO 200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0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1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12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TIPO IMPOSITIVO 2014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DICAR AÑO TRANSMISION/FECHA DEFUNCION</text:p>
          </table:table-cell>
          <table:table-cell table:style-name="ce7" office:value-type="float" office:value="2014" calcext:value-type="float">
            <text:p>20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DATOS A INTRODUCIR PARA EL CALCULO</text:p>
          </table:table-cell>
          <table:covered-table-cell table:style-name="ce4"/>
          <table:table-cell table:style-name="ce17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echa presentacion</text:p>
          </table:table-cell>
          <table:table-cell table:style-name="ce8" office:value-type="date" office:date-value="2014-03-14" calcext:value-type="date">
            <text:p>14-3-201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lor del suelo</text:p>
          </table:table-cell>
          <table:table-cell table:style-name="ce9" office:value-type="float" office:value="34021" calcext:value-type="float">
            <text:p>34.021,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echa transmision</text:p>
          </table:table-cell>
          <table:table-cell table:style-name="ce8" office:value-type="date" office:date-value="2014-03-14" calcext:value-type="date">
            <text:p>14-3-2014</text:p>
          </table:table-cell>
          <table:table-cell/>
          <table:table-cell table:style-name="ce20"/>
          <table:table-cell table:number-columns-repeated="1020"/>
        </table:table-row>
        <table:table-row table:style-name="ro1">
          <table:table-cell table:style-name="ce3" office:value-type="string" calcext:value-type="string">
            <text:p>fecha transmision anterior</text:p>
          </table:table-cell>
          <table:table-cell table:style-name="ce8" office:value-type="date" office:date-value="2005-10-14" calcext:value-type="date">
            <text:p>14-10-200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edad usufructuari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rcentaje transmision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educcion vivenda habitual, solo mortis causa</text:p>
          </table:table-cell>
          <table:table-cell table:style-name="ce11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mision mortis causa</text:p>
          </table:table-cell>
          <table:table-cell table:style-name="ce11" office:value-type="string" calcext:value-type="string">
            <text:p>N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RESULTADO DEL CALCULO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ÑOS TRANSCURRIDOS</text:p>
          </table:table-cell>
          <table:table-cell table:style-name="ce12" table:formula="of:=IF(ROUNDDOWN((([.B22]-[.B23])/365);0)&lt;21;ROUNDDOWN((([.B22]-[.B23])/365);0);20)" office:value-type="float" office:value="8" calcext:value-type="float">
            <text:p>8</text:p>
          </table:table-cell>
          <table:table-cell table:style-name="ce18"/>
          <table: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>
            <text:p>PORCENTAJE B. IMPONIBLE</text:p>
          </table:table-cell>
          <table:table-cell table:style-name="ce13" table:formula="of:=+(IF([.B32]&lt;6;3.4;IF([.B32]&lt;11;3.2;IF([.B32]&lt;16;2.9;IF([.B32]&lt;=99;2.7)))))" office:value-type="float" office:value="3.2" calcext:value-type="float">
            <text:p>3,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SE IMPONIBLE</text:p>
          </table:table-cell>
          <table:table-cell table:style-name="ce14" table:formula="of:=+(([.B32]*[.B33])*[.B21])/100" office:value-type="float" office:value="8709.376" calcext:value-type="float">
            <text:p>8.709,3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</text:p>
          </table:table-cell>
          <table:table-cell table:style-name="ce12" table:formula="of:=+IF([.B15]=2008;[.B7];IF([.B15]=2009;[.B8];IF([.B15]=2010;[.B9];IF([.B15]=2011;[.B10];IF([.B15]=2012;[.B11];IF([.B15]=2013;[.B12];IF([.B15]=2014;[.B13])))))))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UOTA TRIBUTARIA (antes reducciones)</text:p>
          </table:table-cell>
          <table:table-cell table:style-name="ce15" table:formula="of:=((+[.B34]*[.B35]/100)*[.B25])/100" office:value-type="float" office:value="783.84384" calcext:value-type="float">
            <text:p>783,84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REDUCCION 60 % POR PONENCIA 2008</text:p>
          </table:table-cell>
          <table:table-cell table:style-name="ce15" table:formula="of:=IF([.B15]&lt;2008;0;IF([.B15]&gt;2010;0;+[.B36]*60/100)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 calcext:value-type="string">
            <text:p>REDUCCION VIVIENDA</text:p>
          </table:table-cell>
          <table:table-cell table:style-name="ce15" table:formula="of:=+IF([.B26]=&quot;SI&quot;;[.B38]/2;0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 calcext:value-type="string">
            <text:p>VALOR USUFRUCTO</text:p>
          </table:table-cell>
          <table:table-cell table:style-name="ce15" table:formula="of:=+IF([.B24]=0;0;(IF([.B24]&lt;&gt;0;([.B36]-[.B38]-[.B40])*(IF([.B24]&lt;21;&quot;70&quot;;IF([.B24]&gt;79;&quot;10&quot;;89-[.B24]))))/100)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LOR NUEDA PROPIEDAD</text:p>
          </table:table-cell>
          <table:table-cell table:style-name="ce15" table:formula="of:=+IF([.B42]=0;0;([.B36]-[.B38]-[.B40]-[.B42])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CUOTA TRIBUTARIA</text:p>
          </table:table-cell>
          <table:table-cell table:style-name="ce15" table:formula="of:=+IF([.B24]=0;([.B36]-[.B38]-[.B40]);(IF([.B24]&lt;&gt;0;[.B40]*(IF([.B24]&lt;21;&quot;70&quot;;IF([.B24]&gt;79;&quot;10&quot;;89-[.B24]))))/100))" office:value-type="float" office:value="783.84384" calcext:value-type="float">
            <text:p>783,84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 calcext:value-type="string">
            <text:p>BONIFICACION POR RESIDENCIA HABITUAL</text:p>
          </table:table-cell>
          <table:table-cell table:style-name="ce15" table:formula="of:=+IF([.B26]=&quot;SI&quot;;[.B45]/2;0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Recargo por presentacion extemporanea</text:p>
          </table:table-cell>
          <table:table-cell table:style-name="ce15" table:formula="of:=+IF([.B27]=&quot;NO&quot;;IF(([.B20]-[.B22])&gt;395;([.B45]*0.15);IF(([.B20]-[.B22])&gt;210;([.B45]*0.1);IF(([.B20]-[.B22])&gt;90;([.B45]*0.05);0)));IF(([.B20]-[.B22])&gt;485;([.B45]*0.15);IF(([.B20]-[.B22])&gt;360;([.B45]*0.1);IF(([.B20]-[.B22])&gt;1200;([.B45]*0.05);0)))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TOTAL DEUDA</text:p>
          </table:table-cell>
          <table:table-cell table:style-name="ce16" table:formula="of:=+IF([.B24]=0;([.B45]-[.B47]+[.B49]);([.B42]+[.B43]-[.B47]+[.B49]))" office:value-type="float" office:value="783.84384" calcext:value-type="float">
            <text:p>783,84</text:p>
          </table:table-cell>
          <table:table-cell table:style-name="ce19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TA 2011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UTILIDAD PARA EL CALCULO DEL IMPUESTO SOBRE EL INCREMENTO DEL VALOR DE LOS TERRENOS DE NATURALEZA URBANA</text:p>
          </table:table-cell>
          <table:covered-table-cell table:number-columns-repeated="3" table:style-name="ce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TIPO IMPOSITIVO 2007 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0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0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 201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INDICAR AÑO TRANSMISION/FECHA DEFUNCION</text:p>
          </table:table-cell>
          <table:table-cell table:style-name="ce7" table:formula="of:=YEAR([.B21])" office:value-type="float" office:value="2011" calcext:value-type="float">
            <text:p>20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DATOS A INTRODUCIR PARA EL CALCULO</text:p>
          </table:table-cell>
          <table:covered-table-cell table:style-name="ce4"/>
          <table:table-cell table:style-name="ce17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echa presentacion</text:p>
          </table:table-cell>
          <table:table-cell table:style-name="ce8" office:value-type="date" office:date-value="2011-12-31" calcext:value-type="date">
            <text:p>31-12-20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lor del suelo</text:p>
          </table:table-cell>
          <table:table-cell table:style-name="ce9" office:value-type="float" office:value="2758.91" calcext:value-type="float">
            <text:p>2.758,9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echa transmision</text:p>
          </table:table-cell>
          <table:table-cell table:style-name="ce8" office:value-type="date" office:date-value="2011-12-31" calcext:value-type="date">
            <text:p>31-12-2011</text:p>
          </table:table-cell>
          <table:table-cell/>
          <table:table-cell table:style-name="ce20"/>
          <table:table-cell table:number-columns-repeated="1020"/>
        </table:table-row>
        <table:table-row table:style-name="ro1">
          <table:table-cell table:style-name="ce3" office:value-type="string" calcext:value-type="string">
            <text:p>fecha transmision anterior</text:p>
          </table:table-cell>
          <table:table-cell table:style-name="ce8" office:value-type="date" office:date-value="1984-03-12" calcext:value-type="date">
            <text:p>12-3-198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dad usufructuari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rcentaje transmision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educcion vivenda habitual, solo mortis causa</text:p>
          </table:table-cell>
          <table:table-cell table:style-name="ce11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mision mortis causa</text:p>
          </table:table-cell>
          <table:table-cell table:style-name="ce11" office:value-type="string" calcext:value-type="string">
            <text:p>N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RESULTADO DEL CALCULO</text:p>
          </table:table-cell>
          <table:covered-table-cell table:number-columns-repeated="2"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ÑOS TRANSCURRIDOS</text:p>
          </table:table-cell>
          <table:table-cell table:style-name="ce12" table:formula="of:=IF(ROUNDDOWN((([.B21]-[.B22])/365);0)&lt;21;ROUNDDOWN((([.B21]-[.B22])/365);0);20)" office:value-type="float" office:value="20" calcext:value-type="float">
            <text:p>20</text:p>
          </table:table-cell>
          <table:table-cell table:style-name="ce18"/>
          <table:table-cell table:style-name="ce21"/>
          <table:table-cell table:number-columns-repeated="1020"/>
        </table:table-row>
        <table:table-row table:style-name="ro1">
          <table:table-cell table:style-name="ce3" office:value-type="string" calcext:value-type="string">
            <text:p>PORCENTAJE B. IMPONIBLE</text:p>
          </table:table-cell>
          <table:table-cell table:style-name="ce13" table:formula="of:=+(IF([.B31]&lt;6;3.4;IF([.B31]&lt;11;3.2;IF([.B31]&lt;16;2.9;IF([.B31]&lt;=99;2.7)))))" office:value-type="float" office:value="2.7" calcext:value-type="float">
            <text:p>2,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SE IMPONIBLE</text:p>
          </table:table-cell>
          <table:table-cell table:style-name="ce14" table:formula="of:=+(([.B31]*[.B32])*[.B20])/100" office:value-type="float" office:value="1489.8114" calcext:value-type="float">
            <text:p>1.489,8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 IMPOSITIVO</text:p>
          </table:table-cell>
          <table:table-cell table:style-name="ce12" table:formula="of:=+IF([.B14]=2008;[.B8];IF([.B14]=2009;[.B9];IF([.B14]=2010;[.B10];IF([.B14]=2011;[.B11];IF([.B14]=2012;[.B12];IF([.B14]=2007;[.B7]))))))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UOTA TRIBUTARIA (antes reducciones)</text:p>
          </table:table-cell>
          <table:table-cell table:style-name="ce15" table:formula="of:=((+[.B33]*[.B34]/100)*[.B24])/100" office:value-type="float" office:value="402.249078" calcext:value-type="float">
            <text:p>402,25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REDUCCION 60 % POR PONENCIA 2008</text:p>
          </table:table-cell>
          <table:table-cell table:style-name="ce15" table:formula="of:=IF([.B14]&lt;2008;0;IF([.B14]&gt;2010;0;+[.B35]*60/100)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 calcext:value-type="string">
            <text:p>REDUCCION VIVIENDA</text:p>
          </table:table-cell>
          <table:table-cell table:style-name="ce15" table:formula="of:=+IF([.B25]=&quot;SI&quot;;[.B37]/2;0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 calcext:value-type="string">
            <text:p>VALOR USUFRUCTO</text:p>
          </table:table-cell>
          <table:table-cell table:style-name="ce15" table:formula="of:=+IF([.B23]=0;0;(IF([.B23]&lt;&gt;0;([.B35]-[.B37]-[.B39])*(IF([.B23]&lt;21;&quot;70&quot;;IF([.B23]&gt;79;&quot;10&quot;;89-[.B23]))))/100)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LOR NUEDA PROPIEDAD</text:p>
          </table:table-cell>
          <table:table-cell table:style-name="ce15" table:formula="of:=+IF([.B41]=0;0;([.B35]-[.B37]-[.B39]-[.B41])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CUOTA TRIBUTARIA</text:p>
          </table:table-cell>
          <table:table-cell table:style-name="ce15" table:formula="of:=+IF([.B23]=0;([.B35]-[.B37]-[.B39]);(IF([.B23]&lt;&gt;0;[.B39]*(IF([.B23]&lt;21;&quot;70&quot;;IF([.B23]&gt;79;&quot;10&quot;;89-[.B23]))))/100))" office:value-type="float" office:value="402.249078" calcext:value-type="float">
            <text:p>402,25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table:style-name="ce3" office:value-type="string" calcext:value-type="string">
            <text:p>BONIFICACION POR RESIDENCIA HABITUAL</text:p>
          </table:table-cell>
          <table:table-cell table:style-name="ce15" table:formula="of:=+IF([.B25]=&quot;SI&quot;;[.B44]/2;0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Recargo por presentacion extemporanea</text:p>
          </table:table-cell>
          <table:table-cell table:style-name="ce15" table:formula="of:=+IF([.B26]=&quot;NO&quot;;IF(([.B19]-[.B21])&gt;395;([.B44]*0.15);IF(([.B19]-[.B21])&gt;210;([.B44]*0.1);IF(([.B19]-[.B21])&gt;90;([.B44]*0.05);0)));IF(([.B19]-[.B21])&gt;485;([.B44]*0.15);IF(([.B19]-[.B21])&gt;360;([.B44]*0.1);IF(([.B19]-[.B21])&gt;1200;([.B44]*0.05);0)))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TOTAL DEUDA</text:p>
          </table:table-cell>
          <table:table-cell table:style-name="ce16" table:formula="of:=+IF([.B23]=0;([.B44]-[.B46]+[.B48]);([.B41]+[.B42]-[.B46]+[.B48]))" office:value-type="float" office:value="402.249078" calcext:value-type="float">
            <text:p>402,25</text:p>
          </table:table-cell>
          <table:table-cell table:style-name="ce19"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day/>
      <number:text>-</number:text>
      <number:month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CTUALIZADA" style:display-name="PageStyle_ACTUALIZ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STA_20_2011" style:display-name="PageStyle_HASTA 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4T12:33:51.907000000</dc:date>
    <meta:editing-cycles>4</meta:editing-cycles>
    <meta:editing-duration>PT29M56S</meta:editing-duration>
    <meta:generator>LibreOffice/4.1.4.2$Windows_x86 LibreOffice_project/0a0440ccc0227ad9829de5f46be37cfb6edcf72</meta:generator>
    <meta:document-statistic meta:table-count="2" meta:cell-count="118" meta:object-count="0"/>
  </office:meta>
</office:document-meta>
</file>